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manifest.rdf" manifest:media-type="application/rdf+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ARial" svg:font-family="ARial" style:font-family-generic="swiss"/>
    <style:font-face style:name="FreeSans1" svg:font-family="FreeSans" style:font-family-generic="swiss"/>
    <style:font-face style:name="ARial1" svg:font-family="ARial" style:font-family-generic="roman" style:font-pitch="variable"/>
    <style:font-face style:name="Arial" svg:font-family="Arial" style:font-family-generic="roman" style:font-pitch="variable"/>
    <style:font-face style:name="Liberation Mono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le1" style:family="table">
      <style:table-properties style:width="1.6715in" fo:margin-top="0in" fo:margin-bottom="0in" table:align="center" style:writing-mode="lr-tb"/>
    </style:style>
    <style:style style:name="Table1.A" style:family="table-column">
      <style:table-column-properties style:column-width="1.0847in"/>
    </style:style>
    <style:style style:name="Table1.B" style:family="table-column">
      <style:table-column-properties style:column-width="0.5868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 fo:orphans="2" fo:widows="2" fo:hyphenation-ladder-count="no-limit" style:vertical-align="auto"/>
      <style:text-properties style:font-name="Arial" fo:language="de" fo:country="DE" officeooo:paragraph-rsid="0013ba9c" style:font-name-complex="Arial2" fo:hyphenate="true" fo:hyphenation-remain-char-count="2" fo:hyphenation-push-char-count="2"/>
    </style:style>
    <style:style style:name="P3" style:family="paragraph" style:parent-style-name="Standard">
      <style:text-properties style:font-name="Arial" fo:language="de" fo:country="DE" officeooo:paragraph-rsid="0013ba9c" style:font-name-complex="Arial2"/>
    </style:style>
    <style:style style:name="P4" style:family="paragraph" style:parent-style-name="Standard">
      <style:paragraph-properties fo:text-align="end" style:justify-single-word="false"/>
      <style:text-properties fo:language="de" fo:country="DE" officeooo:paragraph-rsid="0013ba9c"/>
    </style:style>
    <style:style style:name="P5" style:family="paragraph" style:parent-style-name="Standard">
      <style:paragraph-properties fo:line-height="200%" fo:text-align="justify" style:justify-single-word="false"/>
      <style:text-properties fo:language="de" fo:country="DE" officeooo:paragraph-rsid="0013ba9c"/>
    </style:style>
    <style:style style:name="P6" style:family="paragraph" style:parent-style-name="Standard">
      <style:paragraph-properties fo:line-height="150%" fo:text-align="start" style:justify-single-word="false"/>
      <style:text-properties fo:language="de" fo:country="DE" officeooo:rsid="0081f65c" officeooo:paragraph-rsid="0013ba9c"/>
    </style:style>
    <style:style style:name="P7" style:family="paragraph" style:parent-style-name="Standard">
      <style:paragraph-properties fo:line-height="200%" fo:text-align="justify" style:justify-single-word="false"/>
      <style:text-properties fo:language="de" fo:country="DE" officeooo:rsid="0081f65c" officeooo:paragraph-rsid="0013ba9c"/>
    </style:style>
    <style:style style:name="P8" style:family="paragraph" style:parent-style-name="Standard">
      <style:paragraph-properties fo:line-height="200%" fo:text-align="justify" style:justify-single-word="false"/>
      <style:text-properties fo:language="de" fo:country="DE" officeooo:rsid="0083455f" officeooo:paragraph-rsid="0013ba9c"/>
    </style:style>
    <style:style style:name="P9" style:family="paragraph" style:parent-style-name="Standard">
      <style:text-properties fo:language="de" fo:country="DE" officeooo:paragraph-rsid="0013ba9c"/>
    </style:style>
    <style:style style:name="P10" style:family="paragraph" style:parent-style-name="Default">
      <style:paragraph-properties fo:text-align="center" style:justify-single-word="false"/>
      <style:text-properties fo:language="de" fo:country="DE" officeooo:paragraph-rsid="0013ba9c"/>
    </style:style>
    <style:style style:name="P11" style:family="paragraph" style:parent-style-name="Default">
      <style:text-properties fo:language="de" fo:country="DE" officeooo:paragraph-rsid="0013ba9c"/>
    </style:style>
    <style:style style:name="P12" style:family="paragraph" style:parent-style-name="Default">
      <style:paragraph-properties fo:text-align="center" style:justify-single-word="false"/>
      <style:text-properties fo:font-size="20pt" fo:language="de" fo:country="DE" fo:font-weight="bold" officeooo:paragraph-rsid="0013ba9c" style:font-size-asian="20pt" style:font-weight-asian="bold" style:font-size-complex="20pt" style:font-weight-complex="bold"/>
    </style:style>
    <style:style style:name="P13" style:family="paragraph" style:parent-style-name="Default">
      <style:paragraph-properties fo:text-align="center" style:justify-single-word="false"/>
      <style:text-properties fo:font-size="20pt" fo:language="de" fo:country="DE" officeooo:paragraph-rsid="0013ba9c" style:font-size-asian="20pt" style:font-size-complex="20pt"/>
    </style:style>
    <style:style style:name="P14" style:family="paragraph" style:parent-style-name="Default">
      <style:text-properties fo:font-size="20pt" fo:language="de" fo:country="DE" officeooo:paragraph-rsid="0013ba9c" style:font-size-asian="20pt" style:font-size-complex="20pt"/>
    </style:style>
    <style:style style:name="P15" style:family="paragraph" style:parent-style-name="Default">
      <style:paragraph-properties fo:text-align="center" style:justify-single-word="false"/>
      <style:text-properties fo:font-size="14pt" fo:language="de" fo:country="DE" officeooo:paragraph-rsid="0013ba9c" style:font-size-asian="14pt" style:font-size-complex="14pt"/>
    </style:style>
    <style:style style:name="P16" style:family="paragraph" style:parent-style-name="Default">
      <style:paragraph-properties fo:text-align="center" style:justify-single-word="false"/>
      <style:text-properties officeooo:paragraph-rsid="0013ba9c"/>
    </style:style>
    <style:style style:name="P17" style:family="paragraph" style:parent-style-name="Default">
      <style:text-properties fo:font-size="11.5pt" fo:language="de" fo:country="DE" officeooo:paragraph-rsid="0013ba9c" style:font-size-asian="11.5pt" style:font-size-complex="11.5pt"/>
    </style:style>
    <style:style style:name="P18" style:family="paragraph" style:parent-style-name="Contents_20_Heading">
      <style:paragraph-properties fo:break-before="page"/>
      <style:text-properties officeooo:paragraph-rsid="0013ba9c"/>
    </style:style>
    <style:style style:name="P19" style:family="paragraph" style:parent-style-name="Title_20_1">
      <style:text-properties officeooo:paragraph-rsid="0013ba9c"/>
    </style:style>
    <style:style style:name="P20" style:family="paragraph" style:parent-style-name="Title_20_1">
      <style:text-properties fo:font-size="12pt" officeooo:paragraph-rsid="0013ba9c" style:font-size-asian="10.5pt" style:font-size-complex="12pt"/>
    </style:style>
    <style:style style:name="P21" style:family="paragraph" style:parent-style-name="Title2">
      <style:text-properties officeooo:paragraph-rsid="0013ba9c"/>
    </style:style>
    <style:style style:name="P22" style:family="paragraph" style:parent-style-name="Title_20_2">
      <style:text-properties fo:color="#00000a" style:font-name="Arial1" fo:font-size="12pt" fo:language="de" fo:country="DE" fo:font-weight="normal" officeooo:rsid="008ad772" officeooo:paragraph-rsid="0013ba9c" style:font-name-asian="Arial2" style:font-size-asian="12pt" style:language-asian="zh" style:country-asian="CN" style:font-weight-asian="normal" style:font-name-complex="Arial2" style:font-size-complex="12pt" style:language-complex="hi" style:country-complex="IN" style:font-weight-complex="normal"/>
    </style:style>
    <style:style style:name="P23" style:family="paragraph" style:parent-style-name="Default" style:master-page-name="Standard">
      <style:paragraph-properties fo:text-align="center" style:justify-single-word="false" style:page-number="auto"/>
      <style:text-properties fo:language="de" fo:country="DE" officeooo:paragraph-rsid="0013ba9c"/>
    </style:style>
    <style:style style:name="P24" style:family="paragraph" style:parent-style-name="Text_20_body">
      <style:paragraph-properties fo:text-align="start" style:justify-single-word="false"/>
      <style:text-properties fo:color="#00000a" style:font-name="Liberation Sans1" fo:font-size="12pt" fo:language="de" fo:country="DE" fo:font-weight="normal" officeooo:rsid="0065c159" officeooo:paragraph-rsid="0013ba9c" style:font-name-asian="Liberation Sans2" style:font-size-asian="10.5pt" style:language-asian="zh" style:country-asian="CN" style:font-weight-asian="normal" style:font-name-complex="Arial2" style:font-size-complex="12pt" style:language-complex="hi" style:country-complex="IN" style:font-weight-complex="normal"/>
    </style:style>
    <style:style style:name="P25" style:family="paragraph" style:parent-style-name="Text_20_body">
      <style:text-properties style:font-name="Liberation Sans1" fo:font-size="12pt" fo:language="de" fo:country="DE" fo:font-style="normal" fo:font-weight="normal" officeooo:rsid="0017493c" officeooo:paragraph-rsid="0013ba9c" style:font-name-asian="Liberation Sans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26" style:family="paragraph" style:parent-style-name="Text_20_body">
      <style:text-properties style:font-name="ARial" fo:font-size="14pt" fo:font-weight="bold" officeooo:rsid="00142cf2" officeooo:paragraph-rsid="00142cf2" style:font-size-asian="14pt" style:font-weight-asian="bold" style:font-size-complex="14pt" style:font-weight-complex="bold"/>
    </style:style>
    <style:style style:name="P27" style:family="paragraph" style:parent-style-name="Text_20_body">
      <style:text-properties style:font-name="ARial" fo:font-size="12pt" fo:font-weight="bold" officeooo:rsid="00142cf2" officeooo:paragraph-rsid="00142cf2" style:font-size-asian="12pt" style:font-weight-asian="bold" style:font-size-complex="12pt" style:font-weight-complex="bold"/>
    </style:style>
    <style:style style:name="P28" style:family="paragraph" style:parent-style-name="Text_20_body">
      <style:text-properties style:font-name="ARial" fo:font-size="12pt" fo:font-weight="bold" officeooo:rsid="0015e415" officeooo:paragraph-rsid="0015e415" style:font-size-asian="12pt" style:font-weight-asian="bold" style:font-size-complex="12pt" style:font-weight-complex="bold"/>
    </style:style>
    <style:style style:name="P29" style:family="paragraph" style:parent-style-name="Text_20_body">
      <style:text-properties style:font-name="ARial" fo:font-size="12pt" fo:font-weight="bold" officeooo:rsid="0017291d" officeooo:paragraph-rsid="0017291d" style:font-size-asian="12pt" style:font-weight-asian="bold" style:font-size-complex="12pt" style:font-weight-complex="bold"/>
    </style:style>
    <style:style style:name="P30" style:family="paragraph" style:parent-style-name="Text_20_body">
      <style:text-properties style:font-name="ARial" fo:font-size="12pt" fo:font-weight="bold" officeooo:rsid="0018ca67" officeooo:paragraph-rsid="0018ca67" style:font-size-asian="12pt" style:font-weight-asian="bold" style:font-size-complex="12pt" style:font-weight-complex="bold"/>
    </style:style>
    <style:style style:name="P31" style:family="paragraph" style:parent-style-name="Text_20_body">
      <style:text-properties style:font-name="ARial" fo:font-size="12pt" fo:font-weight="bold" officeooo:rsid="0018ce92" officeooo:paragraph-rsid="0018ce92" style:font-size-asian="12pt" style:font-weight-asian="bold" style:font-size-complex="12pt" style:font-weight-complex="bold"/>
    </style:style>
    <style:style style:name="P32" style:family="paragraph" style:parent-style-name="Text_20_body">
      <style:text-properties style:font-name="ARial" fo:font-size="12pt" fo:font-weight="normal" officeooo:rsid="00142cf2" officeooo:paragraph-rsid="00142cf2" style:font-size-asian="12pt" style:font-weight-asian="normal" style:font-size-complex="12pt" style:font-weight-complex="normal"/>
    </style:style>
    <style:style style:name="P33" style:family="paragraph" style:parent-style-name="Text_20_body">
      <style:text-properties style:font-name="ARial" fo:font-size="12pt" fo:font-weight="normal" officeooo:rsid="0015be41" officeooo:paragraph-rsid="0015be41" style:font-size-asian="12pt" style:font-weight-asian="normal" style:font-size-complex="12pt" style:font-weight-complex="normal"/>
    </style:style>
    <style:style style:name="P34" style:family="paragraph" style:parent-style-name="Text_20_body">
      <style:text-properties style:font-name="ARial" fo:font-size="12pt" fo:font-weight="normal" officeooo:rsid="0015e415" officeooo:paragraph-rsid="0015e415" style:font-size-asian="12pt" style:font-weight-asian="normal" style:font-size-complex="12pt" style:font-weight-complex="normal"/>
    </style:style>
    <style:style style:name="P35" style:family="paragraph" style:parent-style-name="Text_20_body">
      <style:text-properties style:font-name="ARial" fo:font-size="12pt" fo:font-weight="normal" officeooo:rsid="0017291d" officeooo:paragraph-rsid="0017291d" style:font-size-asian="12pt" style:font-weight-asian="normal" style:font-size-complex="12pt" style:font-weight-complex="normal"/>
    </style:style>
    <style:style style:name="P36" style:family="paragraph" style:parent-style-name="Text_20_body">
      <style:text-properties style:font-name="ARial" fo:font-size="12pt" fo:font-weight="normal" officeooo:rsid="0018ce92" officeooo:paragraph-rsid="0018ce92" style:font-size-asian="12pt" style:font-weight-asian="normal" style:font-size-complex="12pt" style:font-weight-complex="normal"/>
    </style:style>
    <style:style style:name="P37" style:family="paragraph" style:parent-style-name="Title_20_1" style:master-page-name="Converted1">
      <style:paragraph-properties style:page-number="1"/>
      <style:text-properties officeooo:paragraph-rsid="0013ba9c"/>
    </style:style>
    <style:style style:name="P38" style:family="paragraph" style:parent-style-name="Title_20_1">
      <style:text-properties officeooo:paragraph-rsid="0013ba9c"/>
    </style:style>
    <style:style style:name="T1" style:family="text">
      <style:text-properties fo:color="#ffffff" fo:font-size="14pt" fo:language="de" fo:country="DE" style:font-size-asian="14pt" style:font-size-complex="14pt"/>
    </style:style>
    <style:style style:name="T2" style:family="text">
      <style:text-properties fo:font-size="14pt" fo:language="de" fo:country="DE" style:font-size-asian="14pt" style:font-size-complex="14pt"/>
    </style:style>
    <style:style style:name="T3" style:family="text">
      <style:text-properties fo:font-size="14pt" fo:language="de" fo:country="DE" officeooo:rsid="0013ba9c" style:font-size-asian="14pt" style:font-size-complex="14pt"/>
    </style:style>
    <style:style style:name="T4" style:family="text">
      <style:text-properties fo:color="#00000a" style:font-name="Arial1" fo:font-size="18pt" fo:language="de" fo:country="DE" fo:font-weight="bold" style:font-name-asian="Arial2" style:font-size-asian="18pt" style:language-asian="zh" style:country-asian="CN" style:font-weight-asian="bold" style:font-name-complex="Arial2" style:font-size-complex="18pt" style:language-complex="hi" style:country-complex="IN"/>
    </style:style>
    <style:style style:name="T5" style:family="text">
      <style:text-properties fo:color="#00000a" style:font-name="Arial1" fo:font-size="14pt" style:font-size-asian="14pt" style:language-asian="zh" style:country-asian="CN" style:font-size-complex="14pt" style:font-weight-complex="normal"/>
    </style:style>
    <style:style style:name="T6" style:family="text">
      <style:text-properties fo:color="#00000a" style:font-name="Arial1" fo:font-size="14pt" officeooo:rsid="0081f65c" style:font-size-asian="14pt" style:language-asian="zh" style:country-asian="CN" style:font-size-complex="14pt" style:font-weight-complex="normal"/>
    </style:style>
    <style:style style:name="T7" style:family="text">
      <style:text-properties fo:color="#00000a" style:font-name="Arial1" fo:font-size="14pt" officeooo:rsid="008ad772" style:font-size-asian="14pt" style:language-asian="zh" style:country-asian="CN" style:font-size-complex="14pt" style:font-weight-complex="normal"/>
    </style:style>
    <style:style style:name="T8" style:family="text">
      <style:text-properties fo:color="#00000a" style:font-name="Arial1" fo:font-size="12pt" fo:font-weight="normal" style:font-size-asian="12pt" style:language-asian="zh" style:country-asian="CN" style:font-weight-asian="normal" style:font-size-complex="12pt" style:font-weight-complex="normal"/>
    </style:style>
    <style:style style:name="T9" style:family="text">
      <style:text-properties fo:color="#00000a" style:font-name="Arial1" fo:font-size="12pt" fo:font-weight="normal" officeooo:rsid="0013ba9c" style:font-size-asian="12pt" style:language-asian="zh" style:country-asian="CN" style:font-weight-asian="normal" style:font-size-complex="12pt" style:font-weight-complex="normal"/>
    </style:style>
    <style:style style:name="T10" style:family="text">
      <style:text-properties officeooo:rsid="0015f571"/>
    </style:style>
    <style:style style:name="T11" style:family="text">
      <style:text-properties officeooo:rsid="00876bea"/>
    </style:style>
    <style:style style:name="T12" style:family="text">
      <style:text-properties style:font-name="Arial" fo:language="de" fo:country="DE" style:font-name-complex="Arial2"/>
    </style:style>
    <style:style style:name="T13" style:family="text">
      <style:text-properties style:font-name="Arial" fo:language="de" fo:country="DE" officeooo:rsid="0015f571" style:font-name-complex="Arial2"/>
    </style:style>
    <style:style style:name="T14" style:family="text">
      <style:text-properties officeooo:rsid="0013ba9c"/>
    </style:style>
    <style:style style:name="T15" style:family="text">
      <style:text-properties style:font-name="Ubuntu" officeooo:rsid="00190aea"/>
    </style:style>
    <style:style style:name="T16" style:family="text">
      <style:text-properties officeooo:rsid="00190aea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10"/>
      <text:p text:style-name="P10"/>
      <text:p text:style-name="P10"/>
      <text:p text:style-name="P10"/>
      <text:p text:style-name="P10"/>
      <text:p text:style-name="P10"/>
      <text:p text:style-name="P12">Praktikum Automatisierungstechnik</text:p>
      <text:p text:style-name="P13">Wintersemester 2016/2017</text:p>
      <text:p text:style-name="P10"/>
      <text:p text:style-name="P10"/>
      <text:p text:style-name="P10"/>
      <text:p text:style-name="P13">Protokoll zum</text:p>
      <text:p text:style-name="P14"/>
      <text:p text:style-name="P12">Versuch <text:span text:style-name="T14">3</text:span>: <text:span text:style-name="T14">Kugelwippe</text:span></text:p>
      <text:p text:style-name="P12"/>
      <text:p text:style-name="P13">der Gruppe 5</text:p>
      <text:p text:style-name="P1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">Xiaoyu</text:p>
          </table:table-cell>
          <table:table-cell table:style-name="Table1.A1" office:value-type="string">
            <text:p text:style-name="P15">Xie</text:p>
          </table:table-cell>
        </table:table-row>
        <table:table-row table:style-name="Table1.1">
          <table:table-cell table:style-name="Table1.A1" office:value-type="string">
            <text:p text:style-name="P15">Shaochen</text:p>
          </table:table-cell>
          <table:table-cell table:style-name="Table1.A1" office:value-type="string">
            <text:p text:style-name="P15">Qian</text:p>
          </table:table-cell>
        </table:table-row>
        <table:table-row table:style-name="Table1.1">
          <table:table-cell table:style-name="Table1.A1" office:value-type="string">
            <text:p text:style-name="P15">Jun</text:p>
          </table:table-cell>
          <table:table-cell table:style-name="Table1.A1" office:value-type="string">
            <text:p text:style-name="P15">Lou</text:p>
          </table:table-cell>
        </table:table-row>
      </table:table>
      <text:p text:style-name="P10"/>
      <text:p text:style-name="P10"/>
      <text:p text:style-name="P10"/>
      <text:p text:style-name="P10"/>
      <text:p text:style-name="P15">Tag der Versuchsdurchführung: <text:s text:c="2"/><text:span text:style-name="T14">6. Dezember</text:span> 2016</text:p>
      <text:p text:style-name="P16"><text:span text:style-name="T1">Tag der Versuchsdurchführung:</text:span><text:span text:style-name="T2"> </text:span><text:span text:style-name="T3">13.</text:span><text:span text:style-name="T2"> </text:span><text:span text:style-name="T3">Dezember</text:span><text:span text:style-name="T2"> 2016</text:span></text:p>
      <text:p text:style-name="P10"/>
      <text:p text:style-name="P11"/>
      <text:p text:style-name="P11"/>
      <text:p text:style-name="P11"><text:bookmark text:name="_GoBack"/></text:p>
      <text:p text:style-name="P11"/>
      <text:p text:style-name="P11"/>
      <text:p text:style-name="P17">Hiermit versichern wir, dass wir dieses Protokoll selbstständig angefertigt haben.</text:p>
      <text:p text:style-name="P17">Karlsruhe, <text:s/></text:p>
      <text:p text:style-name="P2"/>
      <text:p text:style-name="P18"><text:span text:style-name="Title_20_1_20_Char"><text:span text:style-name="T4">Inhaltsverzeichnis</text:span></text:span></text:p>
      <text:p text:style-name="P4"><text:span text:style-name="Title_20_1_20_Char"><text:span text:style-name="T6"/></text:span></text:p>
      <text:p text:style-name="P5"><text:span text:style-name="Title_20_1_20_Char"><text:span text:style-name="T6">1 Einleitung und Versuchsaufbau …………………………………………..…1</text:span></text:span></text:p>
      <text:p text:style-name="P5"><text:span text:style-name="Title_20_1_20_Char"><text:span text:style-name="T6">2 Theoretische Grundlage .……………………...………………………………2</text:span></text:span></text:p>
      <text:p text:style-name="P6"><text:s text:c="3"/><text:span text:style-name="Title_20_1_20_Char"><text:span text:style-name="T8">2.1 </text:span></text:span><text:span text:style-name="Title_20_1_20_Char"><text:span text:style-name="T9">topic</text:span></text:span><text:span text:style-name="Title_20_1_20_Char"><text:span text:style-name="T8"> …………………..…………………………………………………2</text:span></text:span></text:p>
      <text:p text:style-name="P7"><text:span text:style-name="Title_20_1_20_Char"><text:span text:style-name="T5">3 Aufgabe</text:span></text:span><text:span text:style-name="Title_20_1_20_Char"><text:span text:style-name="T7">n </text:span></text:span><text:span text:style-name="Title_20_1_20_Char"><text:span text:style-name="T5"><text:s/>.……………………………………………………………………….</text:span></text:span><text:span text:style-name="Title_20_1_20_Char"><text:span text:style-name="T7">4</text:span></text:span></text:p>
      <text:p text:style-name="P8"><text:span text:style-name="Title_20_1_20_Char"><text:span text:style-name="T6">4 Auftretende Probleme und Diskussion …………………………………...</text:span></text:span><text:span text:style-name="Title_20_1_20_Char"><text:span text:style-name="T7">32</text:span></text:span></text:p>
      <text:p text:style-name="P8"><text:span text:style-name="Title_20_1_20_Char"><text:span text:style-name="T6">5 Literatur ………………………..……………………………………………….</text:span></text:span><text:span text:style-name="Title_20_1_20_Char"><text:span text:style-name="T7">34</text:span></text:span></text:p>
      <text:p text:style-name="P9"/>
      <text:p text:style-name="P9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37">1. Einleitung und Versuchsaufbau</text:p>
      <text:p text:style-name="P20"/>
      <text:p text:style-name="P19"><text:span text:style-name="T10">2</text:span>. Theoretische Grundlagen</text:p>
      <text:p text:style-name="P19"/>
      <text:p text:style-name="P26">2.1 Methoden zur Zustandsbeobachtung</text:p>
      <text:p text:style-name="P27">2.1.1 Numerische Differentiation</text:p>
      <text:p text:style-name="P32">Eine Wenige rechenintensive Methode zur Bestimmung nicht messbarer Zustandsgrößen ist die numerische Differentiation. Sie kann unter der Voraussetzug, dass die nicht messbaren Zustandsgrößen die Ableitung messbarer Größen sind, angewandt werden. </text:p>
      <text:p text:style-name="P32">Aus der Messgröße <draw:frame draw:style-name="fr1" draw:name="Object1" text:anchor-type="as-char" svg:y="-0.152in" svg:width="0.3799in" svg:height="0.1992in" draw:z-index="0"><draw:object xlink:href="./Object 1" xlink:type="simple" xlink:show="embed" xlink:actuate="onLoad"/><draw:image xlink:href="./ObjectReplacements/Object 1" xlink:type="simple" xlink:show="embed" xlink:actuate="onLoad"/></draw:frame>erhält man die nicht messbare Größe</text:p>
      <text:p text:style-name="P32"><text:s text:c="53"/><draw:frame draw:style-name="fr1" draw:name="Object2" text:anchor-type="as-char" svg:y="-0.2453in" svg:width="0.9972in" svg:height="0.3945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 </text:p>
      <text:p text:style-name="P32"><text:s text:c="53"/><draw:frame draw:style-name="fr1" draw:name="Object3" text:anchor-type="as-char" svg:y="-0.152in" svg:width="0.952in" svg:height="0.1992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32">Zur Realisierung auf einem Rechner muss diese zeitdiskretisiert und in einer Differenzgleichung dargestellt werde. Probleme können hierbei bei großen Abtastzeiten durch Quantisierung und durch Rauscheinflüsse entstehen.</text:p>
      <text:p text:style-name="P32">Zur Glättung des Verlaufs, d.h. zur Verringerung der Rauscheinflüsse, muss eine Tief-passfilterung durchgeführt werden. Im Rahmen des Praktikumsversuchs soll ein Tiefpassfilter erster Ordnung, also ein zusätzliches PT1-Glied, verwendet werden, das mit dem Differenzierer zur Gesamtübertragungsfunktion</text:p>
      <text:p text:style-name="P32"><text:s text:c="50"/><draw:frame draw:style-name="fr1" draw:name="Object4" text:anchor-type="as-char" svg:y="-0.2598in" svg:width="1.398in" svg:height="0.4236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33">zusammengefasst wird. Aus der Forderung, dass bei Aufschaltung einer Rampe der Steigung m auch der Ausgang des Übertragungsgliedes den Wert m annehmen soll, erhält man mit dem Grenzwertsatz der Laplace-Transformation</text:p>
      <text:p text:style-name="P33"><text:s text:c="44"/><draw:frame draw:style-name="fr1" draw:name="Object5" text:anchor-type="as-char" svg:y="-0.2437in" svg:width="2.0098in" svg:height="0.4165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33">die Bedingung <draw:frame draw:style-name="fr1" draw:name="Object6" text:anchor-type="as-char" svg:y="-0.1484in" svg:width="0.3957in" svg:height="0.1839in" draw:z-index="5"><draw:object xlink:href="./Object 6" xlink:type="simple" xlink:show="embed" xlink:actuate="onLoad"/><draw:image xlink:href="./ObjectReplacements/Object 6" xlink:type="simple" xlink:show="embed" xlink:actuate="onLoad"/></draw:frame>. Der parameter a bestimmt hierbei die Grenzfrequenz des Tiefpasses. Für ihn muss ein Kompromiss zwischen Darstellbarkeit schneller Änderungen und Rauschunterdrückung gefunden werden. Besitzt <draw:frame draw:style-name="fr1" draw:name="Object7" text:anchor-type="as-char" svg:y="-0.152in" svg:width="0.4165in" svg:height="0.2008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einen zu starken Tiefpasscharakter, werden beispielweise Sprünge des Signals nur ungenügend rekonstruiert.</text:p>
      <text:p text:style-name="P28">2.1.2 Lineares Kalmanfilter</text:p>
      <text:p text:style-name="P34">Im vergleich zu einem Luenberger Beobachter ist ein Kalmanfilter besser, wenn das betrachtet system zusätzlich von Rauschsignalen beeinflusst. Der Vorteil des Kalmanfilters </text:p>
      <text:p text:style-name="P34"><text:soft-page-break/>gegenüber dem Luenberger-Beobachter ist die Einbeziehung von zusätzlichen Informationen über den Prozess und die Messgrößen, wie die Modellungenauigkeit oder die Qualität der Sensordaten. </text:p>
      <text:p text:style-name="P34">Das Kalmanfilter basiert auf einem zeitdiskreten, linearen Systemmodell</text:p>
      <text:p text:style-name="P34"><text:s text:c="39"/><draw:frame draw:style-name="fr1" draw:name="Object8" text:anchor-type="as-char" svg:y="-0.152in" svg:width="2.798in" svg:height="0.1992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34"><text:s text:c="54"/><draw:frame draw:style-name="fr1" draw:name="Object9" text:anchor-type="as-char" svg:y="-0.152in" svg:width="1.4555in" svg:height="0.1992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35">Dabei bezeichnet <draw:frame draw:style-name="fr1" draw:name="Object10" text:anchor-type="as-char" svg:y="-0.1484in" svg:width="0.1673in" svg:height="0.1839in" draw:z-index="9"><draw:object xlink:href="./Object 10" xlink:type="simple" xlink:show="embed" xlink:actuate="onLoad"/><draw:image xlink:href="./ObjectReplacements/Object 10" xlink:type="simple" xlink:show="embed" xlink:actuate="onLoad"/></draw:frame>das Systemrauschen und <draw:frame draw:style-name="fr1" draw:name="Object11" text:anchor-type="as-char" svg:y="-0.1484in" svg:width="0.202in" svg:height="0.1846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das Messrauschen. Beide Rauschprozesse werden dabei als mittelwerfreie, weiße Rauschprozesse angenommen. Weiterhin wird angenommen, dass die Rauschprozesse sowohl unkorreliert zueinander als auch unkorreliert zum System-Anfangszustands sind. </text:p>
      <text:p text:style-name="P29">Prädiktionsschritt:</text:p>
      <text:p text:style-name="P29"><text:s text:c="41"/><draw:frame draw:style-name="fr1" draw:name="Object12" text:anchor-type="as-char" svg:y="-0.152in" svg:width="2.7862in" svg:height="0.1992in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29"><text:s text:c="37"/><draw:frame draw:style-name="fr1" draw:name="Object13" text:anchor-type="as-char" svg:y="-0.172in" svg:width="3.2327in" svg:height="0.2201in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30">Verstärkungsmatrix:</text:p>
      <text:p text:style-name="P30"><text:s text:c="37"/><draw:frame draw:style-name="fr1" draw:name="Object14" text:anchor-type="as-char" svg:y="-0.172in" svg:width="3.2528in" svg:height="0.2201in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31">Filterschritt:</text:p>
      <text:p text:style-name="P31"><text:s text:c="37"/><draw:frame draw:style-name="fr1" draw:name="Object15" text:anchor-type="as-char" svg:y="-0.152in" svg:width="3.2744in" svg:height="0.1992in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31"><text:s text:c="46"/><draw:frame draw:style-name="fr1" draw:name="Object16" text:anchor-type="as-char" svg:y="-0.152in" svg:width="2.2598in" svg:height="0.1992in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36">Die Matrix<draw:frame draw:style-name="fr1" draw:name="Object17" text:anchor-type="as-char" svg:y="-0.1484in" svg:width="0.2043in" svg:height="0.1839in" draw:z-index="16"><draw:object xlink:href="./Object 17" xlink:type="simple" xlink:show="embed" xlink:actuate="onLoad"/><draw:image xlink:href="./ObjectReplacements/Object 17" xlink:type="simple" xlink:show="embed" xlink:actuate="onLoad"/></draw:frame>ist die Kovarianzmatrix des Systemrausches. Ihre Elemente werden häufig als freie Entwurfsparameter des Kalmanfilters verwendet, um beispielsweise Modellungenauigkeiten abbilden zu können. Die Matrix<draw:frame draw:style-name="fr1" draw:name="Object18" text:anchor-type="as-char" svg:y="-0.1484in" svg:width="0.1957in" svg:height="0.1846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stellt die Kovarianzmatrix des Ausgangsrauschens dar. Ist diese nicht bekannt, so kann sie als Stichprobenkovarianz aus den vergangenen N Messinformationen geschätzt werden:</text:p>
      <text:p text:style-name="P36"><text:s text:c="50"/><draw:frame draw:style-name="fr1" draw:name="Object19" text:anchor-type="as-char" svg:y="-0.1484in" svg:width="0.2366in" svg:height="0.2098in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P19"><text:span text:style-name="T10">3</text:span>. Aufgaben</text:p>
      <text:p text:style-name="P22"/>
      <text:p text:style-name="P19"><text:span text:style-name="T10">4</text:span>. Auftretende Probleme <text:span text:style-name="T11">beim Test</text:span> und Diskussion</text:p>
      <text:p text:style-name="P24"/>
      <text:p text:style-name="P21"><text:span text:style-name="T13">5</text:span><text:span text:style-name="T12">. Literatur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/>
    <style:font-face style:name="ARial" svg:font-family="ARial" style:font-family-generic="swiss"/>
    <style:font-face style:name="FreeSans1" svg:font-family="FreeSans" style:font-family-generic="swiss"/>
    <style:font-face style:name="ARial1" svg:font-family="ARial" style:font-family-generic="roman" style:font-pitch="variable"/>
    <style:font-face style:name="Arial" svg:font-family="Arial" style:font-family-generic="roman" style:font-pitch="variable"/>
    <style:font-face style:name="Liberation Mono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" style:family="paragraph" style:default-outline-level="">
      <style:paragraph-properties fo:text-align="start" style:justify-single-word="false" fo:orphans="0" fo:widows="0" fo:hyphenation-ladder-count="no-limit" style:vertical-align="baseline" style:writing-mode="lr-tb"/>
      <style:text-properties fo:color="#000000" style:font-name="Arial" fo:font-family="Arial" style:font-family-generic="roman" style:font-pitch="variable" fo:font-size="12pt" fo:language="en" fo:country="US" style:font-name-asian="Arial2" style:font-family-asian="Arial" style:font-family-generic-asian="system" style:font-pitch-asian="variable" style:font-size-asian="12pt" style:language-asian="zh" style:country-asian="CN" style:font-name-complex="Arial2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_20_1" style:display-name="Heading 1" style:family="paragraph" style:parent-style-name="Heading" style:default-outline-level="1" style:list-style-name="" style:class="text"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_20_1" style:default-outline-level="" style:class="index">
      <style:paragraph-properties fo:margin-top="0.1665in" fo:margin-bottom="0in" style:contextual-spacing="false" fo:line-height="108%" fo:keep-together="always" fo:orphans="2" fo:widows="2" fo:hyphenation-ladder-count="no-limit" style:vertical-align="auto"/>
      <style:text-properties fo:color="#2e74b5" style:font-name="Calibri Light" fo:font-family="'Calibri Light'" style:font-family-generic="swiss" style:font-pitch="variable" fo:font-size="16pt" fo:font-weight="normal" style:font-size-asian="16pt" style:font-weight-asian="normal" style:font-name-complex="DejaVu Sans" style:font-family-complex="'DejaVu Sans'" style:font-family-generic-complex="system" style:font-pitch-complex="variable" style:font-size-complex="16pt" style:language-complex="ar" style:country-complex="SA" style:font-weight-complex="normal" fo:hyphenate="true" fo:hyphenation-remain-char-count="2" fo:hyphenation-push-char-count="2"/>
    </style:style>
    <style:style style:name="Title2" style:family="paragraph" style:parent-style-name="Heading" style:default-outline-level="">
      <style:paragraph-properties fo:margin-top="0.0402in" fo:margin-bottom="0.0799in" style:contextual-spacing="false"/>
      <style:text-properties fo:font-size="18pt" fo:font-weight="bold" style:font-size-asian="18pt" style:font-weight-asian="bold" style:font-size-complex="18pt"/>
    </style:style>
    <style:style style:name="Title_20_1" style:display-name="Title 1" style:family="paragraph" style:parent-style-name="Title2" style:default-outline-level="">
      <style:text-properties style:font-name="Arial1" fo:font-family="Arial" style:font-family-generic="swiss" style:font-pitch="variable" fo:language="de" fo:country="D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a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name-complex="Mangal" style:font-family-complex="Mangal" style:font-family-generic-complex="system" style:font-pitch-complex="variable" style:font-size-complex="8pt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139in" fo:margin-bottom="0.0835in" style:contextual-spacing="false"/>
      <style:text-properties fo:font-weight="bold" style:font-weight-asian="bold" style:font-weight-complex="bold"/>
    </style:style>
    <style:style style:name="Title_20_2" style:display-name="Title 2" style:family="paragraph" style:parent-style-name="Heading_20_2" style:default-outline-level="">
      <style:text-properties style:font-name="Arial1" fo:font-family="Arial" style:font-family-generic="swiss" style:font-pitch="variable" fo:language="de" fo:country="D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Text_20_body_20_indent" style:display-name="Text body indent" style:family="paragraph" style:parent-style-name="Text_20_body" style:default-outline-level="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Standard_20_Char" style:display-name="Standard Char" style:family="text" style:parent-style-name="Default_20_Paragraph_20_Font">
      <style:text-properties style:font-name="Liberation Serif" fo:font-family="'Liberation Serif'" style:font-family-generic="roman" style:font-pitch="variable" fo:font-size="12pt" style:font-name-asian="宋体" style:font-family-asian="宋体" style:font-family-generic-asian="system" style:font-pitch-asian="variable" style:font-size-asian="12pt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_20_Char" style:display-name="Heading Char" style:family="text" style:parent-style-name="Standard_20_Char">
      <style:text-properties style:font-name="Liberation Sans1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 style:language-complex="hi" style:country-complex="IN"/>
    </style:style>
    <style:style style:name="Title2_20_Char" style:display-name="Title2 Char" style:family="text" style:parent-style-name="Heading_20_Char">
      <style:text-properties style:font-name="Liberation Sans1" fo:font-family="'Liberation Sans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Liberation Sans2" style:font-family-complex="'Liberation Sans'" style:font-family-generic-complex="system" style:font-pitch-complex="variable" style:font-size-complex="18pt" style:language-complex="hi" style:country-complex="IN"/>
    </style:style>
    <style:style style:name="Title_20_1_20_Char" style:display-name="Title 1 Char" style:family="text" style:parent-style-name="Title2_20_Char">
      <style:text-properties style:font-name="Arial" fo:font-family="Arial" style:font-family-generic="roman" style:font-pitch="variable" fo:font-size="18pt" fo:language="de" fo:country="DE" fo:font-weight="bold" style:font-name-asian="Arial2" style:font-family-asian="Arial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language-complex="hi" style:country-complex="IN"/>
    </style:style>
    <style:style style:name="Text_20_body_20_Char" style:display-name="Text body Char" style:family="text" style:parent-style-name="Standard_20_Char">
      <style:text-properties style:font-name="Liberation Sans1" fo:font-family="'Liberation Sans'" style:font-family-generic="roman" style:font-pitch="variable" fo:font-size="12pt" style:font-name-asian="Liberation Sans2" style:font-family-asian="'Liberation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 style:language-complex="hi" style:country-complex="IN"/>
    </style:style>
    <style:style style:name="Text_20_Body_20_Char" style:display-name="Text Body Char" style:family="text" style:parent-style-name="Text_20_body_20_Char">
      <style:text-properties style:font-name="Arial" fo:font-family="Arial" style:font-family-generic="roman" style:font-pitch="variable" fo:font-size="12pt" fo:language="de" fo:country="D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 style:language-complex="hi" style:country-complex="IN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2874in" fo:margin-left="0in" fo:margin-right="0in" fo:margin-bottom="0.248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page-number text:select-page="current">2</text:page-number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14:56:45.067767812</meta:creation-date>
    <meta:generator>LibreOffice/4.2.8.2$Linux_X86_64 LibreOffice_project/420m0$Build-2</meta:generator>
    <dc:date>2016-12-07T18:38:47.751867299</dc:date>
    <meta:editing-duration>P0D</meta:editing-duration>
    <meta:editing-cycles>2</meta:editing-cycles>
    <meta:document-statistic meta:table-count="1" meta:image-count="0" meta:object-count="19" meta:page-count="4" meta:paragraph-count="57" meta:word-count="395" meta:character-count="3885" meta:non-whitespace-character-count="2981"/>
  </office:meta>
</office:document-meta>
</file>

<file path=Object 1/content.xml><?xml version="1.0" encoding="utf-8"?>
<math xmlns="http://www.w3.org/1998/Math/MathML" display="block">
  <semantics>
    <mrow>
      <mi>y</mi>
      <mrow>
        <mo fence="true" stretchy="false">(</mo>
        <mrow>
          <mi>t</mi>
        </mrow>
        <mo fence="true" stretchy="false">)</mo>
      </mrow>
    </mrow>
    <annotation encoding="StarMath 5.0">y( t )</annotation>
  </semantics>
</math>
</file>

<file path=Object 10/content.xml><?xml version="1.0" encoding="utf-8"?>
<math xmlns="http://www.w3.org/1998/Math/MathML" display="block">
  <semantics>
    <munder accentunder="true">
      <mi>v</mi>
      <mo>̲</mo>
    </munder>
    <annotation encoding="StarMath 5.0">underline v</annotation>
  </semantics>
</math>
</file>

<file path=Object 11/content.xml><?xml version="1.0" encoding="utf-8"?>
<math xmlns="http://www.w3.org/1998/Math/MathML" display="block">
  <semantics>
    <munder accentunder="true">
      <mi>w</mi>
      <mo>̲</mo>
    </munder>
    <annotation encoding="StarMath 5.0">underline w</annotation>
  </semantics>
</math>
</file>

<file path=Object 12/content.xml><?xml version="1.0" encoding="utf-8"?>
<math xmlns="http://www.w3.org/1998/Math/MathML" display="block">
  <semantics>
    <mrow>
      <munder accentunder="true">
        <mover accent="true">
          <mi>x</mi>
          <mo stretchy="false">^</mo>
        </mover>
        <mo>̲</mo>
      </munder>
      <mrow>
        <mrow>
          <mo fence="true" stretchy="false">(</mo>
          <mrow>
            <mrow>
              <mi>k</mi>
              <mtext>|</mtext>
              <mrow>
                <mi>k</mi>
                <mo stretchy="false">−</mo>
                <mn>1</mn>
              </mrow>
            </mrow>
          </mrow>
          <mo fence="true" stretchy="false">)</mo>
        </mrow>
        <mo stretchy="false">=</mo>
        <munder accentunder="true">
          <mi>Ф</mi>
          <mo>̲</mo>
        </munder>
      </mrow>
      <munder accentunder="true">
        <mover accent="true">
          <mi>x</mi>
          <mo stretchy="false">^</mo>
        </mover>
        <mo>̲</mo>
      </munder>
      <mrow>
        <mrow>
          <mo fence="true" stretchy="false">(</mo>
          <mrow>
            <mrow>
              <mrow>
                <mi>k</mi>
                <mo stretchy="false">−</mo>
                <mn>1</mn>
              </mrow>
              <mtext>|</mtext>
              <mrow>
                <mi>k</mi>
                <mo stretchy="false">−</mo>
                <mn>1</mn>
              </mrow>
            </mrow>
          </mrow>
          <mo fence="true" stretchy="false">)</mo>
        </mrow>
        <mo stretchy="false">+</mo>
        <munder accentunder="true">
          <mi>H</mi>
          <mo>̲</mo>
        </munder>
      </mrow>
      <munder accentunder="true">
        <mi>u</mi>
        <mo>̲</mo>
      </munder>
      <mrow>
        <mo fence="true" stretchy="false">(</mo>
        <mrow>
          <mrow>
            <mi>k</mi>
            <mo stretchy="false">−</mo>
            <mn>1</mn>
          </mrow>
        </mrow>
        <mo fence="true" stretchy="false">)</mo>
      </mrow>
    </mrow>
    <annotation encoding="StarMath 5.0">underline {hat x}( k"|"k-1 ) = underline Ф underline { hat x }( k-1"|"k-1 )+underline H underline u( k-1 )</annotation>
  </semantics>
</math>
</file>

<file path=Object 13/content.xml><?xml version="1.0" encoding="utf-8"?>
<math xmlns="http://www.w3.org/1998/Math/MathML" display="block">
  <semantics>
    <mrow>
      <munder accentunder="true">
        <mi>P</mi>
        <mo>̲</mo>
      </munder>
      <mrow>
        <mrow>
          <mo fence="true" stretchy="false">(</mo>
          <mrow>
            <mrow>
              <mi>k</mi>
              <mtext>|</mtext>
              <mrow>
                <mi>k</mi>
                <mo stretchy="false">−</mo>
                <mn>1</mn>
              </mrow>
            </mrow>
          </mrow>
          <mo fence="true" stretchy="false">)</mo>
        </mrow>
        <mo stretchy="false">=</mo>
        <munder accentunder="true">
          <mi>Ф</mi>
          <mo>̲</mo>
        </munder>
      </mrow>
      <munder accentunder="true">
        <mi>P</mi>
        <mo>̲</mo>
      </munder>
      <mrow>
        <mo fence="true" stretchy="false">(</mo>
        <mrow>
          <mrow>
            <mrow>
              <mi>k</mi>
              <mo stretchy="false">−</mo>
              <mn>1</mn>
            </mrow>
            <mtext>|</mtext>
            <mrow>
              <mi>k</mi>
              <mo stretchy="false">−</mo>
              <mn>1</mn>
            </mrow>
          </mrow>
        </mrow>
        <mo fence="true" stretchy="false">)</mo>
      </mrow>
      <mrow>
        <msup>
          <munder accentunder="true">
            <mi>Ф</mi>
            <mo>̲</mo>
          </munder>
          <mi>T</mi>
        </msup>
        <mo stretchy="false">+</mo>
        <munder accentunder="true">
          <mi>L</mi>
          <mo>̲</mo>
        </munder>
      </mrow>
      <munder accentunder="true">
        <mi>Q</mi>
        <mo>̲</mo>
      </munder>
      <mrow>
        <mo fence="true" stretchy="false">(</mo>
        <mrow>
          <mrow>
            <mi>k</mi>
            <mo stretchy="false">−</mo>
            <mn>1</mn>
          </mrow>
        </mrow>
        <mo fence="true" stretchy="false">)</mo>
      </mrow>
      <msup>
        <munder accentunder="true">
          <mi>L</mi>
          <mo>̲</mo>
        </munder>
        <mi>T</mi>
      </msup>
    </mrow>
    <annotation encoding="StarMath 5.0">underline P ( k"|"k-1 )=underline Ф underline P ( k-1"|"k-1 ){underline Ф}^T+underline L underline Q( k-1 ){ underline L }^T</annotation>
  </semantics>
</math>
</file>

<file path=Object 14/content.xml><?xml version="1.0" encoding="utf-8"?>
<math xmlns="http://www.w3.org/1998/Math/MathML" display="block">
  <semantics>
    <mrow>
      <munder accentunder="true">
        <mi>K</mi>
        <mo>̲</mo>
      </munder>
      <mrow>
        <mrow>
          <mo fence="true" stretchy="false">(</mo>
          <mrow>
            <mi>k</mi>
          </mrow>
          <mo fence="true" stretchy="false">)</mo>
        </mrow>
        <mo stretchy="false">=</mo>
        <munder accentunder="true">
          <mi>P</mi>
          <mo>̲</mo>
        </munder>
      </mrow>
      <mrow>
        <mo fence="true" stretchy="false">(</mo>
        <mrow>
          <mrow>
            <mi>k</mi>
            <mtext>|</mtext>
            <mrow>
              <mi>k</mi>
              <mo stretchy="false">−</mo>
              <mn>1</mn>
            </mrow>
          </mrow>
        </mrow>
        <mo fence="true" stretchy="false">)</mo>
      </mrow>
      <msup>
        <munder accentunder="true">
          <mi>C</mi>
          <mo>̲</mo>
        </munder>
        <mi>T</mi>
      </msup>
      <msup>
        <mrow>
          <mo fence="true" stretchy="false">(</mo>
          <mrow>
            <mrow>
              <munder accentunder="true">
                <mi>C</mi>
                <mo>̲</mo>
              </munder>
              <munder accentunder="true">
                <mi>P</mi>
                <mo>̲</mo>
              </munder>
              <mrow>
                <mo fence="true" stretchy="false">(</mo>
                <mrow>
                  <mrow>
                    <mi>k</mi>
                    <mtext>|</mtext>
                    <mrow>
                      <mi>k</mi>
                      <mo stretchy="false">−</mo>
                      <mn>1</mn>
                    </mrow>
                  </mrow>
                </mrow>
                <mo fence="true" stretchy="false">)</mo>
              </mrow>
              <mrow>
                <msup>
                  <munder accentunder="true">
                    <mi>C</mi>
                    <mo>̲</mo>
                  </munder>
                  <mi>T</mi>
                </msup>
                <mo stretchy="false">+</mo>
                <munder accentunder="true">
                  <mi>R</mi>
                  <mo>̲</mo>
                </munder>
              </mrow>
              <mrow>
                <mo fence="true" stretchy="false">(</mo>
                <mrow>
                  <mi>k</mi>
                </mrow>
                <mo fence="true" stretchy="false">)</mo>
              </mrow>
            </mrow>
          </mrow>
          <mo fence="true" stretchy="false">)</mo>
        </mrow>
        <mrow>
          <mo stretchy="false">−</mo>
          <mn>1</mn>
        </mrow>
      </msup>
    </mrow>
    <annotation encoding="StarMath 5.0">underline K( k )=underline P( k"|"k-1 ){underline C}^T( underline C underline P(k"|"k-1){underline C}^T + underline R(k) )^-1</annotation>
  </semantics>
</math>
</file>

<file path=Object 15/content.xml><?xml version="1.0" encoding="utf-8"?>
<math xmlns="http://www.w3.org/1998/Math/MathML" display="block">
  <semantics>
    <mrow>
      <munder accentunder="true">
        <mover accent="true">
          <mi>x</mi>
          <mo stretchy="false">^</mo>
        </mover>
        <mo>̲</mo>
      </munder>
      <mrow>
        <mrow>
          <mo fence="true" stretchy="false">(</mo>
          <mrow>
            <mrow>
              <mi>k</mi>
              <mtext>|</mtext>
              <mi>k</mi>
            </mrow>
          </mrow>
          <mo fence="true" stretchy="false">)</mo>
        </mrow>
        <mo stretchy="false">=</mo>
        <munder accentunder="true">
          <mover accent="true">
            <mi>x</mi>
            <mo stretchy="false">^</mo>
          </mover>
          <mo>̲</mo>
        </munder>
      </mrow>
      <mrow>
        <mrow>
          <mo fence="true" stretchy="false">(</mo>
          <mrow>
            <mrow>
              <mi>k</mi>
              <mtext>|</mtext>
              <mrow>
                <mi>k</mi>
                <mo stretchy="false">−</mo>
                <mn>1</mn>
              </mrow>
            </mrow>
          </mrow>
          <mo fence="true" stretchy="false">)</mo>
        </mrow>
        <mo stretchy="false">+</mo>
        <munder accentunder="true">
          <mi>K</mi>
          <mo>̲</mo>
        </munder>
      </mrow>
      <mrow>
        <mo fence="true" stretchy="false">(</mo>
        <mrow>
          <mi>k</mi>
        </mrow>
        <mo fence="true" stretchy="false">)</mo>
      </mrow>
      <mrow>
        <mo fence="true" stretchy="false">(</mo>
        <mrow>
          <mrow>
            <munder accentunder="true">
              <mi>y</mi>
              <mo>̲</mo>
            </munder>
            <mrow>
              <mrow>
                <mo fence="true" stretchy="false">(</mo>
                <mrow>
                  <mi>k</mi>
                </mrow>
                <mo fence="true" stretchy="false">)</mo>
              </mrow>
              <mo stretchy="false">−</mo>
              <munder accentunder="true">
                <mi>C</mi>
                <mo>̲</mo>
              </munder>
            </mrow>
            <munder accentunder="true">
              <mover accent="true">
                <mi>x</mi>
                <mo stretchy="false">^</mo>
              </mover>
              <mo>̲</mo>
            </munder>
            <mrow>
              <mo fence="true" stretchy="false">(</mo>
              <mrow>
                <mrow>
                  <mi>k</mi>
                  <mtext>|</mtext>
                  <mrow>
                    <mi>k</mi>
                    <mo stretchy="false">−</mo>
                    <mn>1</mn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underline { hat x }( k"|"k )=underline{ hat x }( k"|"k-1 )+underline  K ( k )( underline y(k)-underline C underline {hat x}(k"|"k-1) )</annotation>
  </semantics>
</math>
</file>

<file path=Object 16/content.xml><?xml version="1.0" encoding="utf-8"?>
<math xmlns="http://www.w3.org/1998/Math/MathML" display="block">
  <semantics>
    <mrow>
      <munder accentunder="true">
        <mi>P</mi>
        <mo>̲</mo>
      </munder>
      <mrow>
        <mrow>
          <mo fence="true" stretchy="false">(</mo>
          <mrow>
            <mrow>
              <mi>k</mi>
              <mtext>|k</mtext>
            </mrow>
          </mrow>
          <mo fence="true" stretchy="false">)</mo>
        </mrow>
        <mo stretchy="false">=</mo>
        <mrow>
          <mo fence="true" stretchy="false">(</mo>
          <mrow>
            <mrow>
              <mrow>
                <munder accentunder="true">
                  <mi>I</mi>
                  <mo>̲</mo>
                </munder>
                <mo stretchy="false">−</mo>
                <munder accentunder="true">
                  <mi>K</mi>
                  <mo>̲</mo>
                </munder>
              </mrow>
              <mrow>
                <mo fence="true" stretchy="false">(</mo>
                <mrow>
                  <mi>k</mi>
                </mrow>
                <mo fence="true" stretchy="false">)</mo>
              </mrow>
              <munder accentunder="true">
                <mi>C</mi>
                <mo>̲</mo>
              </munder>
            </mrow>
          </mrow>
          <mo fence="true" stretchy="false">)</mo>
        </mrow>
      </mrow>
      <munder accentunder="true">
        <mi>P</mi>
        <mo>̲</mo>
      </munder>
      <mrow>
        <mo fence="true" stretchy="false">(</mo>
        <mrow>
          <mrow>
            <mi>k</mi>
            <mtext>|</mtext>
            <mrow>
              <mi>k</mi>
              <mo stretchy="false">−</mo>
              <mn>1</mn>
            </mrow>
          </mrow>
        </mrow>
        <mo fence="true" stretchy="false">)</mo>
      </mrow>
    </mrow>
    <annotation encoding="StarMath 5.0">underline P( k"|k" )=( underline I - underline K(k)underline C )underline P( k"|"k-1 )</annotation>
  </semantics>
</math>
</file>

<file path=Object 17/content.xml><?xml version="1.0" encoding="utf-8"?>
<math xmlns="http://www.w3.org/1998/Math/MathML" display="block">
  <semantics>
    <munder accentunder="true">
      <mi>Q</mi>
      <mo>̲</mo>
    </munder>
    <annotation encoding="StarMath 5.0">underline Q</annotation>
  </semantics>
</math>
</file>

<file path=Object 18/content.xml><?xml version="1.0" encoding="utf-8"?>
<math xmlns="http://www.w3.org/1998/Math/MathML" display="block">
  <semantics>
    <munder accentunder="true">
      <mi>R</mi>
      <mo>̲</mo>
    </munder>
    <annotation encoding="StarMath 5.0">underline R</annotation>
  </semantics>
</math>
</file>

<file path=Object 19/content.xml><?xml version="1.0" encoding="utf-8"?>
<math xmlns="http://www.w3.org/1998/Math/MathML" display="block">
  <semantics>
    <msub>
      <munder accentunder="true">
        <mi>μ</mi>
        <mo>̲</mo>
      </munder>
      <mi>y</mi>
    </msub>
    <annotation encoding="StarMath 5.0">{underline μ }_y</annotation>
  </semantics>
</math>
</file>

<file path=Object 2/content.xml><?xml version="1.0" encoding="utf-8"?>
<math xmlns="http://www.w3.org/1998/Math/MathML" display="block">
  <semantics>
    <mrow>
      <mi>x</mi>
      <mrow>
        <mrow>
          <mo fence="true" stretchy="false">(</mo>
          <mrow>
            <mi>t</mi>
          </mrow>
          <mo fence="true" stretchy="false">)</mo>
        </mrow>
        <mo stretchy="false">=</mo>
        <mfrac>
          <mi>d</mi>
          <mi mathvariant="italic">dt</mi>
        </mfrac>
      </mrow>
      <mi>y</mi>
      <mrow>
        <mo fence="true" stretchy="false">(</mo>
        <mrow>
          <mi>t</mi>
        </mrow>
        <mo fence="true" stretchy="false">)</mo>
      </mrow>
    </mrow>
    <annotation encoding="StarMath 5.0"> x(t) = d over dt y( t )</annotation>
  </semantics>
</math>
</file>

<file path=Object 3/content.xml><?xml version="1.0" encoding="utf-8"?>
<math xmlns="http://www.w3.org/1998/Math/MathML" display="block">
  <semantics>
    <mrow>
      <mi>X</mi>
      <mrow>
        <mrow>
          <mo fence="true" stretchy="false">(</mo>
          <mrow>
            <mi>s</mi>
          </mrow>
          <mo fence="true" stretchy="false">)</mo>
        </mrow>
        <mo stretchy="false">=</mo>
        <mi mathvariant="italic">sY</mi>
      </mrow>
      <mrow>
        <mo fence="true" stretchy="false">(</mo>
        <mrow>
          <mi>s</mi>
        </mrow>
        <mo fence="true" stretchy="false">)</mo>
      </mrow>
    </mrow>
    <annotation encoding="StarMath 5.0">X( s )=sY( s )</annotation>
  </semantics>
</math>
</file>

<file path=Object 4/content.xml><?xml version="1.0" encoding="utf-8"?>
<math xmlns="http://www.w3.org/1998/Math/MathML" display="block">
  <semantics>
    <mrow>
      <mi>G</mi>
      <mrow>
        <mrow>
          <mo fence="true" stretchy="false">(</mo>
          <mrow>
            <mi>s</mi>
          </mrow>
          <mo fence="true" stretchy="false">)</mo>
        </mrow>
        <mo stretchy="false">=</mo>
        <mfrac>
          <mrow>
            <mi>Y</mi>
            <mrow>
              <mo fence="true" stretchy="false">(</mo>
              <mrow>
                <mi>s</mi>
              </mrow>
              <mo fence="true" stretchy="false">)</mo>
            </mrow>
          </mrow>
          <mrow>
            <mi>U</mi>
            <mrow>
              <mo fence="true" stretchy="false">(</mo>
              <mrow>
                <mi>S</mi>
              </mrow>
              <mo fence="true" stretchy="false">)</mo>
            </mrow>
          </mrow>
        </mfrac>
        <mo stretchy="false">=</mo>
        <mfrac>
          <mi mathvariant="italic">as</mi>
          <mrow>
            <mi>s</mi>
            <mo stretchy="false">+</mo>
            <mi>b</mi>
          </mrow>
        </mfrac>
      </mrow>
    </mrow>
    <annotation encoding="StarMath 5.0">G( s )={Y( s )}over{ U(S)}={ as}over{ s+b}</annotation>
  </semantics>
</math>
</file>

<file path=Object 5/content.xml><?xml version="1.0" encoding="utf-8"?>
<math xmlns="http://www.w3.org/1998/Math/MathML" display="block">
  <semantics>
    <mrow>
      <mrow>
        <munder>
          <mi>lim</mi>
          <mrow>
            <mi>t</mi>
            <mo stretchy="false">→</mo>
            <mi mathvariant="normal">∞</mi>
          </mrow>
        </munder>
        <mi>x</mi>
      </mrow>
      <mrow>
        <mrow>
          <mo fence="true" stretchy="false">(</mo>
          <mrow>
            <mi>t</mi>
          </mrow>
          <mo fence="true" stretchy="false">)</mo>
        </mrow>
        <mo stretchy="false">=</mo>
        <mrow>
          <munder>
            <mi>lim</mi>
            <mrow>
              <mi>s</mi>
              <mo stretchy="false">→</mo>
              <mn>0</mn>
            </mrow>
          </munder>
          <mi>s</mi>
        </mrow>
      </mrow>
      <mfrac>
        <mi mathvariant="italic">as</mi>
        <mrow>
          <mi>s</mi>
          <mo stretchy="false">+</mo>
          <mi>b</mi>
        </mrow>
      </mfrac>
      <mrow>
        <mfrac>
          <mi>m</mi>
          <msup>
            <mi>s</mi>
            <mn>2</mn>
          </msup>
        </mfrac>
        <mo stretchy="false">=</mo>
        <mi>m</mi>
      </mrow>
      <mfrac>
        <mi>a</mi>
        <mi>b</mi>
      </mfrac>
    </mrow>
    <annotation encoding="StarMath 5.0">lim from{t rightarrow infinity } x( t )=lim from { s rightarrow 0 }s{ as }over{ s+b }m over s^2 = m a over b</annotation>
  </semantics>
</math>
</file>

<file path=Object 6/content.xml><?xml version="1.0" encoding="utf-8"?>
<math xmlns="http://www.w3.org/1998/Math/MathML" display="block">
  <semantics>
    <mrow>
      <mi>a</mi>
      <mo stretchy="false">=</mo>
      <mi>b</mi>
    </mrow>
    <annotation encoding="StarMath 5.0">a = b</annotation>
  </semantics>
</math>
</file>

<file path=Object 7/content.xml><?xml version="1.0" encoding="utf-8"?>
<math xmlns="http://www.w3.org/1998/Math/MathML" display="block">
  <semantics>
    <mrow>
      <mi>G</mi>
      <mrow>
        <mo fence="true" stretchy="false">(</mo>
        <mrow>
          <mi>s</mi>
        </mrow>
        <mo fence="true" stretchy="false">)</mo>
      </mrow>
    </mrow>
    <annotation encoding="StarMath 5.0">G( s )</annotation>
  </semantics>
</math>
</file>

<file path=Object 8/content.xml><?xml version="1.0" encoding="utf-8"?>
<math xmlns="http://www.w3.org/1998/Math/MathML" display="block">
  <semantics>
    <mrow>
      <munder accentunder="true">
        <mi>x</mi>
        <mo>̲</mo>
      </munder>
      <mrow>
        <mrow>
          <mo fence="true" stretchy="false">(</mo>
          <mrow>
            <mi>k</mi>
          </mrow>
          <mo fence="true" stretchy="false">)</mo>
        </mrow>
        <mo stretchy="false">=</mo>
        <munder accentunder="true">
          <mi>Ф</mi>
          <mo>̲</mo>
        </munder>
      </mrow>
      <munder accentunder="true">
        <mi>x</mi>
        <mo>̲</mo>
      </munder>
      <mrow>
        <mrow>
          <mo fence="true" stretchy="false">(</mo>
          <mrow>
            <mrow>
              <mi>k</mi>
              <mo stretchy="false">−</mo>
              <mn>1</mn>
            </mrow>
          </mrow>
          <mo fence="true" stretchy="false">)</mo>
        </mrow>
        <mo stretchy="false">+</mo>
        <munder accentunder="true">
          <mi>H</mi>
          <mo>̲</mo>
        </munder>
      </mrow>
      <munder accentunder="true">
        <mi>u</mi>
        <mo>̲</mo>
      </munder>
      <mrow>
        <mrow>
          <mo fence="true" stretchy="false">(</mo>
          <mrow>
            <mrow>
              <mi>k</mi>
              <mo stretchy="false">−</mo>
              <mn>1</mn>
            </mrow>
          </mrow>
          <mo fence="true" stretchy="false">)</mo>
        </mrow>
        <mo stretchy="false">+</mo>
        <munder accentunder="true">
          <mi>L</mi>
          <mo>̲</mo>
        </munder>
      </mrow>
      <munder accentunder="true">
        <mi>v</mi>
        <mo>̲</mo>
      </munder>
      <mrow>
        <mo fence="true" stretchy="false">(</mo>
        <mrow>
          <mrow>
            <mi>k</mi>
            <mo stretchy="false">−</mo>
            <mn>1</mn>
          </mrow>
        </mrow>
        <mo fence="true" stretchy="false">)</mo>
      </mrow>
    </mrow>
    <annotation encoding="StarMath 5.0">underline x ( k )=underline Ф underline x( k-1 ) + underline H underline u( k-1 ) + underline L underline v( k-1 )</annotation>
  </semantics>
</math>
</file>

<file path=Object 9/content.xml><?xml version="1.0" encoding="utf-8"?>
<math xmlns="http://www.w3.org/1998/Math/MathML" display="block">
  <semantics>
    <mrow>
      <munder accentunder="true">
        <mi>y</mi>
        <mo>̲</mo>
      </munder>
      <mrow>
        <mrow>
          <mo fence="true" stretchy="false">(</mo>
          <mrow>
            <mi>k</mi>
          </mrow>
          <mo fence="true" stretchy="false">)</mo>
        </mrow>
        <mo stretchy="false">=</mo>
        <munder accentunder="true">
          <mi>C</mi>
          <mo>̲</mo>
        </munder>
      </mrow>
      <munder accentunder="true">
        <mi>x</mi>
        <mo>̲</mo>
      </munder>
      <mrow>
        <mrow>
          <mo fence="true" stretchy="false">(</mo>
          <mrow>
            <mi>k</mi>
          </mrow>
          <mo fence="true" stretchy="false">)</mo>
        </mrow>
        <mo stretchy="false">+</mo>
        <munder accentunder="true">
          <mi>w</mi>
          <mo>̲</mo>
        </munder>
      </mrow>
      <mrow>
        <mo fence="true" stretchy="false">(</mo>
        <mrow>
          <mi>k</mi>
        </mrow>
        <mo fence="true" stretchy="false">)</mo>
      </mrow>
    </mrow>
    <annotation encoding="StarMath 5.0">underline y( k )=underline C underline x( k )+ underline w( k )</annotation>
  </semantics>
</math>
</file>